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fo:color="#008000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0000cd" loext:opacity="100%"/>
    </style:style>
    <style:style style:name="T6" style:family="text">
      <style:text-properties fo:color="#a52a2a" loext:opacity="100%"/>
    </style:style>
    <style:style style:name="T7" style:family="text">
      <style:text-properties officeooo:rsid="0013bf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entarios <text:span text:style-name="T7">en </text:span>CSS</text:h>
      <text:p text:style-name="Horizontal_20_Line"/>
      <text:p text:style-name="P3">Los comentarios <text:span text:style-name="T7">en </text:span>CSS no se muestran en el navegador, pero pueden ayudar a documentar su código fuente.</text:p>
      <text:p text:style-name="Horizontal_20_Line"/>
      <text:h text:style-name="P2" text:outline-level="2">Comentarios CSS</text:h>
      <text:p text:style-name="P3">Los comentarios se utilizan para explicar el código y pueden ayudar cuando edite el código fuente en una fecha posterior.</text:p>
      <text:p text:style-name="P3">Los navegadores ignoran los comentarios.</text:p>
      <text:p text:style-name="P3">Un comentario CSS se coloca dentro del elemento <text:span text:style-name="Source_20_Text"><text:span text:style-name="T1">&lt;style&gt;, </text:span></text:span>comienza <text:span text:style-name="Source_20_Text"><text:span text:style-name="T1">/* </text:span></text:span>y termina con <text:span text:style-name="Source_20_Text"><text:span text:style-name="T1">*/</text:span></text:span>:</text:p>
      <text:h text:style-name="P4" text:outline-level="3">Ejemplo</text:h>
      <text:p text:style-name="P5"><text:span text:style-name="T2">/* This is a single-line comment */</text:span><text:line-break/>p <text:span text:style-name="T3">{</text:span><text:span text:style-name="T4"><text:line-break/>  color</text:span><text:span text:style-name="T3">:</text:span><text:span text:style-name="T5"> red</text:span><text:span text:style-name="T3">;</text:span><text:span text:style-name="T4"><text:line-break/></text:span><text:span text:style-name="T3">}</text:span></text:p>
      <text:p text:style-name="P7"><text:s/></text:p>
      <text:p text:style-name="P3">Puedes agregar comentarios donde quieras en el código:</text:p>
      <text:h text:style-name="P4" text:outline-level="3">Ejemplo</text:h>
      <text:p text:style-name="P5">p <text:span text:style-name="T3">{</text:span><text:span text:style-name="T4"><text:line-break/>  color</text:span><text:span text:style-name="T3">:</text:span><text:span text:style-name="T5"> red</text:span><text:span text:style-name="T3">;</text:span><text:span text:style-name="T4">  </text:span><text:span text:style-name="T2">/* Set text color to red */</text:span><text:span text:style-name="T4"><text:line-break/></text:span><text:span text:style-name="T3">}</text:span></text:p>
      <text:p text:style-name="P7"><text:s/></text:p>
      <text:p text:style-name="P3">Incluso en medio de una línea de código:</text:p>
      <text:h text:style-name="P4" text:outline-level="3">Ejemplo</text:h>
      <text:p text:style-name="P5">p <text:span text:style-name="T3">{</text:span><text:span text:style-name="T4"><text:line-break/>  color</text:span><text:span text:style-name="T3">:</text:span><text:span text:style-name="T5"> </text:span><text:span text:style-name="T2">/*red*/</text:span><text:span text:style-name="T5">blue</text:span><text:span text:style-name="T3">;</text:span><text:span text:style-name="T4"> <text:line-break/></text:span><text:span text:style-name="T3">}</text:span></text:p>
      <text:p text:style-name="P7"><text:s/></text:p>
      <text:p text:style-name="P3">Los comentarios también pueden abarcar varias líneas: </text:p>
      <text:h text:style-name="P4" text:outline-level="3">Ejemplo</text:h>
      <text:p text:style-name="P5"><text:span text:style-name="T2">/* This is<text:line-break/>a multi-line<text:line-break/>comment */</text:span><text:line-break/><text:line-break/><text:soft-page-break/>p <text:span text:style-name="T3">{</text:span><text:span text:style-name="T4"><text:line-break/>  color</text:span><text:span text:style-name="T3">:</text:span><text:span text:style-name="T5"> red</text:span><text:span text:style-name="T3">;</text:span><text:span text:style-name="T4"><text:line-break/></text:span><text:span text:style-name="T3">}</text:span></text:p>
      <text:p text:style-name="P8"><text:s/></text:p>
      <text:p text:style-name="Horizontal_20_Line"/>
      <text:h text:style-name="P2" text:outline-level="2">Comentarios HTML y CSS</text:h>
      <text:p text:style-name="P3">En el tutorial de HTML, aprendiste que puedes agregar comentarios a tu fuente HTML usando la sintaxis <text:span text:style-name="Source_20_Text"><text:span text:style-name="T1">&lt;!--...--&gt;</text:span></text:span>.</text:p>
      <text:p text:style-name="P3">En el siguiente ejemplo, utilizamos una combinación de comentarios HTML y CSS:</text:p>
      <text:h text:style-name="P4" text:outline-level="3">Ejemplo</text:h>
      <text:p text:style-name="P6"><text:span text:style-name="T5">&lt;</text:span><text:span text:style-name="T6">!DOCTYPE</text:span><text:span text:style-name="T4"> html</text:span><text:span text:style-name="T5">&gt;</text:span><text:line-break/><text:span text:style-name="T5">&lt;</text:span><text:span text:style-name="T6">html</text:span><text:span text:style-name="T5">&gt;</text:span><text:line-break/><text:span text:style-name="T5">&lt;</text:span><text:span text:style-name="T6">head</text:span><text:span text:style-name="T5">&gt;</text:span><text:line-break/><text:span text:style-name="T5">&lt;</text:span><text:span text:style-name="T6">style</text:span><text:span text:style-name="T5">&gt;</text:span><text:span text:style-name="T6"><text:line-break/>p </text:span><text:span text:style-name="T3">{</text:span><text:span text:style-name="T4"><text:line-break/>  color</text:span><text:span text:style-name="T3">:</text:span><text:span text:style-name="T5"> red</text:span><text:span text:style-name="T3">;</text:span><text:span text:style-name="T4"> </text:span><text:span text:style-name="T2">/* Set text color to red */</text:span><text:span text:style-name="T4"><text:line-break/></text:span><text:span text:style-name="T3">}</text:span><text:span text:style-name="T6"><text:line-break/></text:span><text:span text:style-name="T5">&lt;</text:span><text:span text:style-name="T6">/style</text:span><text:span text:style-name="T5">&gt;</text:span><text:line-break/><text:span text:style-name="T5">&lt;</text:span><text:span text:style-name="T6">/head</text:span><text:span text:style-name="T5">&gt;</text:span><text:line-break/><text:span text:style-name="T5">&lt;</text:span><text:span text:style-name="T6">body</text:span><text:span text:style-name="T5">&gt;</text:span><text:line-break/><text:line-break/><text:span text:style-name="T5">&lt;</text:span><text:span text:style-name="T6">h2</text:span><text:span text:style-name="T5">&gt;</text:span>My Heading<text:span text:style-name="T5">&lt;</text:span><text:span text:style-name="T6">/h2</text:span><text:span text:style-name="T5">&gt;</text:span><text:line-break/><text:line-break/><text:span text:style-name="T2">&lt;!-- These paragraphs will be red --&gt;</text:span><text:line-break/><text:span text:style-name="T5">&lt;</text:span><text:span text:style-name="T6">p</text:span><text:span text:style-name="T5">&gt;</text:span>Hello World!<text:span text:style-name="T5">&lt;</text:span><text:span text:style-name="T6">/p</text:span><text:span text:style-name="T5">&gt;</text:span><text:line-break/><text:span text:style-name="T5">&lt;</text:span><text:span text:style-name="T6">p</text:span><text:span text:style-name="T5">&gt;</text:span>This paragraph is styled with CSS.<text:span text:style-name="T5">&lt;</text:span><text:span text:style-name="T6">/p</text:span><text:span text:style-name="T5">&gt;</text:span><text:line-break/><text:span text:style-name="T5">&lt;</text:span><text:span text:style-name="T6">p</text:span><text:span text:style-name="T5">&gt;</text:span>CSS comments are not shown in the output.<text:span text:style-name="T5">&lt;</text:span><text:span text:style-name="T6">/p</text:span><text:span text:style-name="T5">&gt;</text:span><text:line-break/><text:line-break/><text:span text:style-name="T5">&lt;</text:span><text:span text:style-name="T6">/body</text:span><text:span text:style-name="T5">&gt;</text:span><text:line-break/><text:span text:style-name="T5">&lt;</text:span><text:span text:style-name="T6">/html</text:span><text:span text:style-name="T5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7:55:46.413000000</meta:creation-date>
    <dc:date>2024-03-07T17:23:03.750000000</dc:date>
    <meta:editing-duration>PT2M36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26" meta:word-count="216" meta:character-count="1267" meta:non-whitespace-character-count="1055"/>
  </office:meta>
</office:document-meta>
</file>